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AAAA+LiberationMono" svg:font-family="BAAAAA+Liberation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fa6d" officeooo:paragraph-rsid="0018fa6d"/>
    </style:style>
    <style:style style:name="P2" style:family="paragraph" style:parent-style-name="Standard">
      <style:text-properties officeooo:rsid="00194f77" officeooo:paragraph-rsid="00194f77"/>
    </style:style>
    <style:style style:name="P3" style:family="paragraph" style:parent-style-name="Standard">
      <style:text-properties officeooo:rsid="001b1c86" officeooo:paragraph-rsid="001b1c86"/>
    </style:style>
    <style:style style:name="P4" style:family="paragraph" style:parent-style-name="Standard">
      <style:text-properties officeooo:rsid="001c349d" officeooo:paragraph-rsid="001c349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22f01b"/>
    </style:style>
    <style:style style:name="P7" style:family="paragraph" style:parent-style-name="Standard">
      <style:paragraph-properties fo:text-align="start" style:justify-single-word="false"/>
      <style:text-properties officeooo:paragraph-rsid="00285758"/>
    </style:style>
    <style:style style:name="P8" style:family="paragraph" style:parent-style-name="Standard">
      <style:paragraph-properties fo:text-align="start" style:justify-single-word="false"/>
      <style:text-properties officeooo:rsid="00341606" officeooo:paragraph-rsid="00341606"/>
    </style:style>
    <style:style style:name="P9" style:family="paragraph" style:parent-style-name="Standard">
      <style:text-properties fo:color="#000000" style:font-name="BAAAAA+LiberationMono" fo:font-size="10pt" officeooo:rsid="001c349d" officeooo:paragraph-rsid="001c349d" style:font-size-asian="10pt"/>
    </style:style>
    <style:style style:name="P10" style:family="paragraph" style:parent-style-name="Standard">
      <style:paragraph-properties fo:text-align="start" style:justify-single-word="false"/>
      <style:text-properties fo:color="#000000" style:font-name="BAAAAA+LiberationMono" fo:font-size="10pt" style:font-size-asian="10pt"/>
    </style:style>
    <style:style style:name="P11" style:family="paragraph" style:parent-style-name="Standard">
      <style:paragraph-properties fo:text-align="start" style:justify-single-word="false"/>
      <style:text-properties fo:color="#000000" style:font-name="BAAAAA+LiberationMono" fo:font-size="10pt" officeooo:paragraph-rsid="00427fe7" style:font-size-asian="10pt"/>
    </style:style>
    <style:style style:name="P12" style:family="paragraph" style:parent-style-name="Standard">
      <style:paragraph-properties fo:text-align="start" style:justify-single-word="false"/>
      <style:text-properties fo:color="#000000" style:font-name="BAAAAA+LiberationMono" fo:font-size="10pt" officeooo:rsid="001fc65e" style:font-size-asian="10pt"/>
    </style:style>
    <style:style style:name="P13" style:family="paragraph" style:parent-style-name="Standard">
      <style:paragraph-properties fo:text-align="start" style:justify-single-word="false"/>
      <style:text-properties fo:color="#000000" style:font-name="BAAAAA+LiberationMono" fo:font-size="10pt" officeooo:rsid="001fc65e" officeooo:paragraph-rsid="0022f01b" style:font-size-asian="10pt"/>
    </style:style>
    <style:style style:name="P14" style:family="paragraph" style:parent-style-name="Standard">
      <style:paragraph-properties fo:text-align="start" style:justify-single-word="false"/>
      <style:text-properties fo:color="#000000" style:font-name="BAAAAA+LiberationMono" fo:font-size="10pt" officeooo:rsid="00323cbb" style:font-size-asian="10pt"/>
    </style:style>
    <style:style style:name="P15" style:family="paragraph" style:parent-style-name="Standard">
      <style:paragraph-properties fo:text-align="start" style:justify-single-word="false"/>
      <style:text-properties fo:color="#000000" style:font-name="BAAAAA+LiberationMono" fo:font-size="10pt" officeooo:rsid="0031cf40" style:font-size-asian="10pt"/>
    </style:style>
    <style:style style:name="P16" style:family="paragraph" style:parent-style-name="Standard">
      <style:paragraph-properties fo:text-align="start" style:justify-single-word="false"/>
      <style:text-properties fo:color="#000000" style:font-name="BAAAAA+LiberationMono" fo:font-size="10pt" officeooo:rsid="0043b68b" officeooo:paragraph-rsid="0043b68b" style:font-size-asian="10pt"/>
    </style:style>
    <style:style style:name="P17" style:family="paragraph" style:parent-style-name="Standard">
      <style:paragraph-properties fo:text-align="start" style:justify-single-word="false"/>
      <style:text-properties fo:color="#000000" style:font-name="BAAAAA+LiberationMono" fo:font-size="10pt" officeooo:rsid="006cb8db" officeooo:paragraph-rsid="006bff27" style:font-size-asian="10pt"/>
    </style:style>
    <style:style style:name="P18" style:family="paragraph" style:parent-style-name="Standard">
      <style:paragraph-properties fo:text-align="start" style:justify-single-word="false"/>
      <style:text-properties fo:color="#000000" officeooo:paragraph-rsid="0043b68b"/>
    </style:style>
    <style:style style:name="P19" style:family="paragraph" style:parent-style-name="Standard">
      <style:paragraph-properties fo:text-align="start" style:justify-single-word="false"/>
      <style:text-properties fo:color="#000000" officeooo:paragraph-rsid="00483e4d"/>
    </style:style>
    <style:style style:name="P20" style:family="paragraph" style:parent-style-name="Standard">
      <style:paragraph-properties fo:text-align="start" style:justify-single-word="false"/>
      <style:text-properties fo:color="#000000" officeooo:paragraph-rsid="00524e56"/>
    </style:style>
    <style:style style:name="P21" style:family="paragraph" style:parent-style-name="Standard">
      <style:paragraph-properties fo:text-align="start" style:justify-single-word="false"/>
      <style:text-properties fo:color="#000000" officeooo:paragraph-rsid="0059593d"/>
    </style:style>
    <style:style style:name="P22" style:family="paragraph" style:parent-style-name="Standard">
      <style:paragraph-properties fo:text-align="start" style:justify-single-word="false"/>
      <style:text-properties fo:color="#000000" officeooo:paragraph-rsid="006cb8db"/>
    </style:style>
    <style:style style:name="P23" style:family="paragraph" style:parent-style-name="Standard">
      <style:paragraph-properties fo:text-align="start" style:justify-single-word="false"/>
      <style:text-properties fo:color="#000000" officeooo:paragraph-rsid="00730c96"/>
    </style:style>
    <style:style style:name="P24" style:family="paragraph" style:parent-style-name="Standard">
      <style:paragraph-properties fo:text-align="start" style:justify-single-word="false"/>
      <style:text-properties fo:color="#000000" officeooo:paragraph-rsid="00739405"/>
    </style:style>
    <style:style style:name="P25" style:family="paragraph" style:parent-style-name="Standard">
      <style:paragraph-properties fo:text-align="start" style:justify-single-word="false"/>
      <style:text-properties fo:color="#000000" officeooo:rsid="00458876" officeooo:paragraph-rsid="00458876"/>
    </style:style>
    <style:style style:name="P26" style:family="paragraph" style:parent-style-name="Standard">
      <style:paragraph-properties fo:text-align="start" style:justify-single-word="false"/>
      <style:text-properties fo:color="#000000" officeooo:rsid="00483e4d" officeooo:paragraph-rsid="00458876"/>
    </style:style>
    <style:style style:name="P27" style:family="paragraph" style:parent-style-name="Standard">
      <style:paragraph-properties fo:text-align="start" style:justify-single-word="false"/>
      <style:text-properties fo:color="#000000" officeooo:rsid="00483e4d" officeooo:paragraph-rsid="00483e4d"/>
    </style:style>
    <style:style style:name="P28" style:family="paragraph" style:parent-style-name="Standard">
      <style:paragraph-properties fo:text-align="start" style:justify-single-word="false"/>
      <style:text-properties fo:color="#000000" officeooo:rsid="004eec6c" officeooo:paragraph-rsid="004eec6c"/>
    </style:style>
    <style:style style:name="P29" style:family="paragraph" style:parent-style-name="Standard">
      <style:paragraph-properties fo:text-align="start" style:justify-single-word="false"/>
      <style:text-properties fo:color="#000000" officeooo:rsid="00524e56" officeooo:paragraph-rsid="00524e56"/>
    </style:style>
    <style:style style:name="P30" style:family="paragraph" style:parent-style-name="Standard">
      <style:paragraph-properties fo:text-align="start" style:justify-single-word="false"/>
      <style:text-properties fo:color="#000000" officeooo:rsid="0059593d" officeooo:paragraph-rsid="0059593d"/>
    </style:style>
    <style:style style:name="P31" style:family="paragraph" style:parent-style-name="Standard">
      <style:paragraph-properties fo:text-align="start" style:justify-single-word="false"/>
      <style:text-properties fo:color="#000000" style:font-name="Liberation Serif" fo:font-size="12pt" officeooo:paragraph-rsid="0059593d" style:font-size-asian="12pt" style:font-size-complex="12pt"/>
    </style:style>
    <style:style style:name="P32" style:family="paragraph" style:parent-style-name="Standard">
      <style:paragraph-properties fo:text-align="start" style:justify-single-word="false"/>
      <style:text-properties fo:color="#000000" style:font-name="Liberation Serif" fo:font-size="12pt" officeooo:paragraph-rsid="006a3b87" style:font-size-asian="12pt" style:font-size-complex="12pt"/>
    </style:style>
    <style:style style:name="P33" style:family="paragraph" style:parent-style-name="Standard">
      <style:paragraph-properties fo:text-align="start" style:justify-single-word="false"/>
      <style:text-properties fo:color="#000000" style:font-name="Liberation Serif" fo:font-size="12pt" officeooo:rsid="0043b68b" officeooo:paragraph-rsid="006bff27" style:font-size-asian="12pt" style:font-size-complex="12pt"/>
    </style:style>
    <style:style style:name="P34" style:family="paragraph" style:parent-style-name="Standard">
      <style:paragraph-properties fo:text-align="start" style:justify-single-word="false"/>
      <style:text-properties fo:color="#000000" officeooo:rsid="006cb8db" officeooo:paragraph-rsid="006cb8db"/>
    </style:style>
    <style:style style:name="P35" style:family="paragraph" style:parent-style-name="Standard">
      <style:paragraph-properties fo:text-align="start" style:justify-single-word="false"/>
      <style:text-properties fo:color="#000000" officeooo:rsid="006ef92f" officeooo:paragraph-rsid="006ef92f"/>
    </style:style>
    <style:style style:name="P36" style:family="paragraph" style:parent-style-name="Standard">
      <style:paragraph-properties fo:text-align="start" style:justify-single-word="false"/>
      <style:text-properties fo:color="#000000" officeooo:rsid="00730c96" officeooo:paragraph-rsid="00730c96"/>
    </style:style>
    <style:style style:name="P37" style:family="paragraph" style:parent-style-name="Standard">
      <style:paragraph-properties fo:text-align="start" style:justify-single-word="false"/>
      <style:text-properties fo:color="#000000" officeooo:rsid="00776587" officeooo:paragraph-rsid="00776587"/>
    </style:style>
    <style:style style:name="P38" style:family="paragraph" style:parent-style-name="Standard">
      <style:paragraph-properties fo:text-align="start" style:justify-single-word="false"/>
      <style:text-properties fo:color="#000000" officeooo:rsid="00776587" officeooo:paragraph-rsid="0077a6f1"/>
    </style:style>
    <style:style style:name="P39" style:family="paragraph" style:parent-style-name="Standard">
      <style:paragraph-properties fo:text-align="start" style:justify-single-word="false"/>
      <style:text-properties officeooo:rsid="00269de1" officeooo:paragraph-rsid="00285758"/>
    </style:style>
    <style:style style:name="P40" style:family="paragraph" style:parent-style-name="Standard">
      <style:paragraph-properties fo:text-align="start" style:justify-single-word="false"/>
      <style:text-properties officeooo:rsid="0031cf40" officeooo:paragraph-rsid="00285758"/>
    </style:style>
    <style:style style:name="P41" style:family="paragraph" style:parent-style-name="Standard">
      <style:text-properties officeooo:rsid="0019b2c3" officeooo:paragraph-rsid="0019b2c3"/>
    </style:style>
    <style:style style:name="P42" style:family="paragraph" style:parent-style-name="Standard">
      <style:text-properties officeooo:rsid="0018fa6d" officeooo:paragraph-rsid="0018fa6d"/>
    </style:style>
    <style:style style:name="T1" style:family="text">
      <style:text-properties fo:color="#000000" style:font-name="BAAAAA+LiberationMono" fo:font-size="10pt" style:font-size-asian="10pt"/>
    </style:style>
    <style:style style:name="T2" style:family="text">
      <style:text-properties fo:color="#000000" style:font-name="BAAAAA+LiberationMono" fo:font-size="10pt" officeooo:rsid="001fc65e" style:font-size-asian="10pt"/>
    </style:style>
    <style:style style:name="T3" style:family="text">
      <style:text-properties fo:color="#000000" style:font-name="BAAAAA+LiberationMono" fo:font-size="10pt" officeooo:rsid="00219c77" style:font-size-asian="10pt"/>
    </style:style>
    <style:style style:name="T4" style:family="text">
      <style:text-properties fo:color="#000000" style:font-name="BAAAAA+LiberationMono" fo:font-size="10pt" officeooo:rsid="0022f01b" style:font-size-asian="10pt"/>
    </style:style>
    <style:style style:name="T5" style:family="text">
      <style:text-properties fo:color="#000000" style:font-name="BAAAAA+LiberationMono" fo:font-size="10pt" officeooo:rsid="0025f34d" style:font-size-asian="10pt"/>
    </style:style>
    <style:style style:name="T6" style:family="text">
      <style:text-properties fo:color="#000000" style:font-name="BAAAAA+LiberationMono" fo:font-size="10pt" officeooo:rsid="0031cf40" style:font-size-asian="10pt"/>
    </style:style>
    <style:style style:name="T7" style:family="text">
      <style:text-properties fo:color="#000000" style:font-name="BAAAAA+LiberationMono" fo:font-size="10pt" officeooo:rsid="00323cbb" style:font-size-asian="10pt"/>
    </style:style>
    <style:style style:name="T8" style:family="text">
      <style:text-properties fo:color="#000000" style:font-name="BAAAAA+LiberationMono" fo:font-size="10pt" fo:font-weight="bold" style:font-size-asian="10pt" style:font-weight-asian="bold" style:font-weight-complex="bold"/>
    </style:style>
    <style:style style:name="T9" style:family="text">
      <style:text-properties fo:color="#000000" style:font-name="BAAAAA+LiberationMono" fo:font-size="10pt" fo:font-weight="bold" officeooo:rsid="00323cbb" style:font-size-asian="10pt" style:font-weight-asian="bold" style:font-weight-complex="bold"/>
    </style:style>
    <style:style style:name="T10" style:family="text">
      <style:text-properties officeooo:rsid="001e2b89"/>
    </style:style>
    <style:style style:name="T11" style:family="text">
      <style:text-properties officeooo:rsid="00269de1"/>
    </style:style>
    <style:style style:name="T12" style:family="text">
      <style:text-properties officeooo:rsid="00285758"/>
    </style:style>
    <style:style style:name="T13" style:family="text">
      <style:text-properties officeooo:rsid="002a9814"/>
    </style:style>
    <style:style style:name="T14" style:family="text">
      <style:text-properties style:text-position="super 58%" officeooo:rsid="002a9814"/>
    </style:style>
    <style:style style:name="T15" style:family="text">
      <style:text-properties officeooo:rsid="002bf724"/>
    </style:style>
    <style:style style:name="T16" style:family="text">
      <style:text-properties officeooo:rsid="003757c3"/>
    </style:style>
    <style:style style:name="T17" style:family="text">
      <style:text-properties officeooo:rsid="00388061"/>
    </style:style>
    <style:style style:name="T18" style:family="text">
      <style:text-properties officeooo:rsid="00458876"/>
    </style:style>
    <style:style style:name="T19" style:family="text">
      <style:text-properties style:font-name="BAAAAA+LiberationMono" fo:font-size="10pt" officeooo:rsid="00458876" style:font-size-asian="10pt"/>
    </style:style>
    <style:style style:name="T20" style:family="text">
      <style:text-properties officeooo:rsid="00483e4d"/>
    </style:style>
    <style:style style:name="T21" style:family="text">
      <style:text-properties officeooo:rsid="004d0848"/>
    </style:style>
    <style:style style:name="T22" style:family="text">
      <style:text-properties officeooo:rsid="00535af3"/>
    </style:style>
    <style:style style:name="T23" style:family="text">
      <style:text-properties officeooo:rsid="00543e4b"/>
    </style:style>
    <style:style style:name="T24" style:family="text">
      <style:text-properties officeooo:rsid="005619a1"/>
    </style:style>
    <style:style style:name="T25" style:family="text">
      <style:text-properties officeooo:rsid="0057c0c5"/>
    </style:style>
    <style:style style:name="T26" style:family="text">
      <style:text-properties officeooo:rsid="0059593d"/>
    </style:style>
    <style:style style:name="T27" style:family="text">
      <style:text-properties officeooo:rsid="005a4d85"/>
    </style:style>
    <style:style style:name="T28" style:family="text">
      <style:text-properties officeooo:rsid="005bd765"/>
    </style:style>
    <style:style style:name="T29" style:family="text">
      <style:text-properties officeooo:rsid="005c5d8d"/>
    </style:style>
    <style:style style:name="T30" style:family="text">
      <style:text-properties officeooo:rsid="0060f489"/>
    </style:style>
    <style:style style:name="T31" style:family="text">
      <style:text-properties officeooo:rsid="0063ff98"/>
    </style:style>
    <style:style style:name="T32" style:family="text">
      <style:text-properties officeooo:rsid="00652f2a"/>
    </style:style>
    <style:style style:name="T33" style:family="text">
      <style:text-properties officeooo:rsid="00660d61"/>
    </style:style>
    <style:style style:name="T34" style:family="text">
      <style:text-properties officeooo:rsid="00665986"/>
    </style:style>
    <style:style style:name="T35" style:family="text">
      <style:text-properties officeooo:rsid="00678199"/>
    </style:style>
    <style:style style:name="T36" style:family="text">
      <style:text-properties officeooo:rsid="006a3b87"/>
    </style:style>
    <style:style style:name="T37" style:family="text">
      <style:text-properties officeooo:rsid="006bff27"/>
    </style:style>
    <style:style style:name="T38" style:family="text">
      <style:text-properties officeooo:rsid="006cb8db"/>
    </style:style>
    <style:style style:name="T39" style:family="text">
      <style:text-properties style:font-name="Liberation Serif" fo:font-size="12pt" officeooo:rsid="006cb8db" style:font-size-asian="12pt" style:font-size-complex="12pt"/>
    </style:style>
    <style:style style:name="T40" style:family="text">
      <style:text-properties style:font-name="Liberation Serif" fo:font-size="12pt" fo:font-style="normal" officeooo:rsid="006cb8db" style:font-size-asian="12pt" style:font-style-asian="normal" style:font-size-complex="12pt" style:font-style-complex="normal"/>
    </style:style>
    <style:style style:name="T41" style:family="text">
      <style:text-properties fo:font-style="normal" style:font-style-asian="normal" style:font-style-complex="normal"/>
    </style:style>
    <style:style style:name="T42" style:family="text">
      <style:text-properties fo:font-style="normal" officeooo:rsid="006df263" style:font-style-asian="normal" style:font-style-complex="normal"/>
    </style:style>
    <style:style style:name="T43" style:family="text">
      <style:text-properties fo:font-style="normal" officeooo:rsid="006cb8db" style:font-style-asian="normal" style:font-style-complex="normal"/>
    </style:style>
    <style:style style:name="T44" style:family="text">
      <style:text-properties fo:font-style="normal" officeooo:rsid="006f950b" style:font-style-asian="normal" style:font-style-complex="normal"/>
    </style:style>
    <style:style style:name="T45" style:family="text">
      <style:text-properties fo:font-style="normal" officeooo:rsid="00709ec9" style:font-style-asian="normal" style:font-style-complex="normal"/>
    </style:style>
    <style:style style:name="T46" style:family="text">
      <style:text-properties fo:font-style="normal" officeooo:rsid="007157ca" style:font-style-asian="normal" style:font-style-complex="normal"/>
    </style:style>
    <style:style style:name="T47" style:family="text">
      <style:text-properties fo:font-style="normal" officeooo:rsid="00730c96" style:font-style-asian="normal" style:font-style-complex="normal"/>
    </style:style>
    <style:style style:name="T48" style:family="text">
      <style:text-properties officeooo:rsid="00730c96"/>
    </style:style>
    <style:style style:name="T49" style:family="text">
      <style:text-properties officeooo:rsid="00739405"/>
    </style:style>
    <style:style style:name="T50" style:family="text">
      <style:text-properties officeooo:rsid="0074c0b4"/>
    </style:style>
    <style:style style:name="T51" style:family="text">
      <style:text-properties officeooo:rsid="0077a6f1"/>
    </style:style>
    <style:style style:name="T52" style:family="text">
      <style:text-properties officeooo:rsid="00793141"/>
    </style:style>
    <style:style style:name="T53" style:family="text">
      <style:text-properties officeooo:rsid="007c1eee"/>
    </style:style>
    <style:style style:name="T54" style:family="text">
      <style:text-properties officeooo:rsid="007e9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1">Για μεταγλώτιση <text:span text:style-name="T53">ανοίγουμε στο QtCreator το project QtExample και το project Solve . Κάνουμε built to Solve και ύστερα το QtExample και πατάμε play ή ανοίγουμε terminal και τρέχουμε το εκτελέσιμο.</text:span></text:p>
      <text:p text:style-name="P1"/>
      <text:p text:style-name="P2">Για να τερματιστεί η είσοδος των σημείων απλά κλείνεις το παράθυρο.</text:p>
      <text:p text:style-name="P2"/>
      <text:p text:style-name="P3">Στα X input / from κ.λ.π ο τερματισμός εισόδου γίνεται με το enter , <text:span text:style-name="T54">όπως και όταν εισάγετε d1 και d2</text:span>!</text:p>
      <text:p text:style-name="P3"/>
      <text:p text:style-name="P4">Σε περιπτωση που αλλάξει η μεταβλητή εμφανίζονται 2 παράθυρα με τις <text:span text:style-name="T10">συναρτησεις και τα σημεία ζωγραφισμένα. Απλα επειδή ανοίγουν στην ίδια θέση μετακινείστε το παράθυρο της gnuplot</text:span></text:p>
      <text:p text:style-name="P4"/>
      <text:p text:style-name="P4"/>
      <text:p text:style-name="P9"><text:s/>ΣΤΟΙΧΕΙΑ:</text:p>
      <text:p text:style-name="P9"/>
      <text:p text:style-name="P10">Όνομα <text:tab/><text:tab/><text:tab/>Επίθετο <text:tab/><text:tab/><text:tab/>Α.Μ</text:p>
      <text:p text:style-name="P10"/>
      <text:p text:style-name="P10">Ένρι <text:tab/><text:tab/><text:tab/>Γκάτση <text:tab/><text:tab/><text:tab/>1115200900048</text:p>
      <text:p text:style-name="P10"/>
      <text:p text:style-name="P10">Gerald <text:tab/><text:tab/>Mema <text:tab/><text:tab/><text:tab/><text:tab/>1115200800108</text:p>
      <text:p text:style-name="P5"/>
      <text:p text:style-name="P10"/>
      <text:p text:style-name="P10">ΟΔΗΓΙΕΣ ΜΕΤΑΓΛΩΤΙΣΗΣ για το κυρίως πρόγραμμα</text:p>
      <text:p text:style-name="P5"><text:span text:style-name="T1">1)</text:span><text:span text:style-name="T2">Στο φάκελο QtExample ανοίξτε terminal και πληκτρολογείστε make</text:span></text:p>
      <text:p text:style-name="P12"/>
      <text:p text:style-name="P10">ΟΔΗΓΙΕΣ ΜΕΤΑΓΛΩΤΙΣΗΣ για τα tests.</text:p>
      <text:p text:style-name="P10">1)make <text:span text:style-name="T17">στο φάκελο project_2.6/LibTest</text:span></text:p>
      <text:p text:style-name="P5"/>
      <text:p text:style-name="P10"/>
      <text:p text:style-name="P10">ΟΔΗΓΙΕΣ ΧΡΗΣΗΣ ΤΟΥ ΠΡΟΓΡΑΜΜΑΤΟΣ</text:p>
      <text:p text:style-name="P10"/>
      <text:p text:style-name="P6"><text:span text:style-name="T1">Εκτέλεση : </text:span><text:span text:style-name="T3">στο </text:span><text:span text:style-name="T4">φάκελο <text:s/></text:span><text:span text:style-name="T2">QtExample </text:span><text:span text:style-name="T5">μετά το make πληκτρολογείστε ./qtgnuplotlib-example</text:span></text:p>
      <text:p text:style-name="P6"/>
      <text:p text:style-name="P7"><text:tab/><text:span text:style-name="T11">Μπορείτε να ανοίξεται αρχείo μέσω του File/Open ή πληκτρολογόντας Alt+F. Ύστερα κλικάρετε το Solve και θα εμφανιστούν κατάλληλα μυνήματα στη γραφική διεπαφή. </text:span></text:p>
      <text:p text:style-name="P39"><text:tab/>Κλικάρετε στο Plot equations για να ζωγραφιστούν οι καμπύλες και τα σημεία τομής σε αναδυόμενο παράθυρο της gnuplot.</text:p>
      <text:p text:style-name="P7"/>
      <text:p text:style-name="P40">--------------&gt; Προσοχή το πρόγραμμα απαιτεί ο σταθερός ό<text:span text:style-name="T16">ρος</text:span> <text:span text:style-name="T16">να είναι ο πρώτος όρος στην εξίσωση</text:span>.</text:p>
      <text:p text:style-name="P7"><text:tab/><text:span text:style-name="T12"> </text:span></text:p>
      <text:p text:style-name="P7"><text:tab/><text:span text:style-name="T13">Εισαγωγή σημείων :</text:span></text:p>
      <text:p text:style-name="P7"/>
      <text:p text:style-name="P7"><text:tab/><text:tab/><text:span text:style-name="T13">Κάντε click στο Insert 1</text:span><text:span text:style-name="T14">st <text:s/></text:span><text:span text:style-name="T13">points / 2</text:span><text:span text:style-name="T14">nd</text:span><text:span text:style-name="T13"> points αντίστοιχα , δώστε τα σημεία που θέλετε και κλείστε το παράθυρο προκειμένου να αποθηκευθούν.</text:span></text:p>
      <text:p text:style-name="P7"><text:tab/><text:tab/><text:span text:style-name="T15">Κάντε click στην επιλογή Solve προκειμένου να δείτε τις λύσεις και με τη Plot equations εμφανίζονται οι καμπύλες και οι ρίζες</text:span></text:p>
      <text:p text:style-name="P13"/>
      <text:p text:style-name="P10">Επιπρόσθετα :</text:p>
      <text:p text:style-name="P10">Καθάρισμα : make clean</text:p>
      <text:p text:style-name="P10"/>
      <text:p text:style-name="P10">ΟΔΗΓΙΕΣ ΧΡΗΣΗΣ των tests.</text:p>
      <text:p text:style-name="P10">Εκτέλεση : ./main</text:p>
      <text:p text:style-name="P10">Επιπρόσθετα :</text:p>
      <text:p text:style-name="P10"><text:soft-page-break/>Καθάρισμα : make clean</text:p>
      <text:p text:style-name="P5"/>
      <text:p text:style-name="P10">ΠΕΡΙΓΡΑΦΗ ΤΟΥ ΠΡΟΓΡΑΜΜΑΤΟΣ</text:p>
      <text:p text:style-name="P5"/>
      <text:p text:style-name="P5"><text:span text:style-name="T1"><text:tab/></text:span><text:span text:style-name="T6">Δέχεται σαν είσοδο απο αρχείο 2 εξισώσεις . </text:span><text:span text:style-name="T7">Υπολογίζει τα σημεία τομής βάση της θεωρίας που έχει δωθεί στο μάθημα και μπορεί να αναπαραστήσει τα σημεία και τις καμπύλες σε γραφική διεπαφη.</text:span></text:p>
      <text:p text:style-name="P5"/>
      <text:p text:style-name="P14"><text:tab/>Διαφορετικά δέχεται σημεία μέσω του ποντικιού στην οθόνη και χρησιμοποιώντας την κλάσση interpolation δημιουργεί τις συναρτήσεις που περνάνε απο αυτα τα σημεία. Υπολογίζει τις τομές εαν υπάρχουν και δίνει επιλογή για γραφική απεικόνιση.</text:p>
      <text:p text:style-name="P5"/>
      <text:p text:style-name="P8"><text:span text:style-name="T9">B</text:span><text:span text:style-name="T8">onus</text:span><text:span text:style-name="T1">: το πρόγραμμα λειτουργεί και για πραγματικούς συντελεστές.</text:span></text:p>
      <text:p text:style-name="P15"/>
      <text:p text:style-name="P10">Επίλυση συστημάτων μη γραμμικών εξισώσεων:</text:p>
      <text:p text:style-name="P10"/>
      <text:p text:style-name="P10"/>
      <text:p text:style-name="P10">Η άσκηση αυτή επικεντρώνεται στο να λύνει ένα πρόβλημα ιδιοτιμών-</text:p>
      <text:p text:style-name="P11">ιδιοδιανυσμάτων με το κλασσικό (στάνταρ) τρόπο ή με το γενικευμένο.</text:p>
      <text:p text:style-name="P11"/>
      <text:p text:style-name="P16">Ροή εκτέλεσης του προγράμματος:</text:p>
      <text:p text:style-name="P16"/>
      <text:p text:style-name="P16">Εισαγωγή απο αρχείο :</text:p>
      <text:p text:style-name="P16"/>
      <text:p text:style-name="P16"><text:tab/>Visualization.cpp:</text:p>
      <text:p text:style-name="P16"/>
      <text:p text:style-name="P18"><text:span text:style-name="T19">1) Κλήση συνάρτησης </text:span>on_actionOpen_triggered<text:span text:style-name="T18">() .</text:span></text:p>
      <text:p text:style-name="P18"/>
      <text:p text:style-name="P25">2) To πρόγραμμα περιμένει να πατηθεί το πλήκτρο Solve προκειμένου να υπολογιστούν οι ρίζες.</text:p>
      <text:p text:style-name="P26"/>
      <text:p text:style-name="P19"><text:span text:style-name="T20">3) Η Solve() καλεί την </text:span>handle_read_from_file<text:span text:style-name="T20">( Handler &amp; handler ).</text:span></text:p>
      <text:p text:style-name="P19"/>
      <text:p text:style-name="P27">4) Κάλειτε η Handler::read( char * filename ) . <text:s/><text:span text:style-name="T21">Αυτή διαβάζει τις συναρτήσεις απο το αρχείο που δόθηκε και φτιάχνεις πίνακες συντελεστών.</text:span></text:p>
      <text:p text:style-name="P27"/>
      <text:p text:style-name="P28">5) Παράγεται ο Sylvester , το πολυώνυμο μητρώων και καλείται η συνάρτηση Handler::Solve()</text:p>
      <text:p text:style-name="P28"/>
      <text:p text:style-name="P29">Handler::Solve() :</text:p>
      <text:p text:style-name="P29"/>
      <text:p text:style-name="P29"><text:tab/><text:span text:style-name="T22">Βρίσκει το βαθμό της κρυμμένης μεταβλητής.</text:span></text:p>
      <text:p text:style-name="P29"><text:tab/></text:p>
      <text:p text:style-name="P29"><text:tab/><text:span text:style-name="T23">Ελέγχει εαν είναι αντιστρέψιμος ο πίνακας μέσω του κάππα.</text:span></text:p>
      <text:p text:style-name="P29"/>
      <text:p text:style-name="P29"><text:tab/><text:span text:style-name="T24">Σε περίπτωση που δεν είναι αντιστρέψιμος . Ελέγχει μήπως μπορεί να βρεί καλύτερο κάππα.</text:span></text:p>
      <text:p text:style-name="P29"/>
      <text:p text:style-name="P29"><text:tab/>Εαν βρήκε το flag allaksaMetavlhth θα γίνει 1 το πρόβλημα λύνεται με το generalized. Σε </text:p>
      <text:p text:style-name="P20"><text:tab/><text:span text:style-name="T25">αυτή τη περίπτωση οι λύσεις φυλάσονται στο αρχείο points2.txt . 'Υστερα αλλάζουν οι <text:tab/>πίνακες συντελεστών και το πρόβλημα λύνεται με τη standard μέθοδο , οι λύσεις <text:tab/>φυλάσονται στο αρχείο points.txt κατα την αποικόνιση με τη gnuplot ανοίγουν 2 παράθυρα.</text:span></text:p>
      <text:p text:style-name="P30"><text:tab/>1 εμφανίζει τις λύσεις που βρήκα με το generalized και το άλλο εμφανίζει τις λύσεις που <text:tab/>βρήκαμε με το standard.</text:p>
      <text:p text:style-name="P30"/>
      <text:p text:style-name="P30"><text:tab/><text:span text:style-name="T27">Αλλίως λύνεται με την αντίστοιχη μέθοδο εαν είναι αντιστρέψιμος ο πίνακας ή όχι.</text:span></text:p>
      <text:p text:style-name="P30"/>
      <text:p text:style-name="P30"><text:tab/><text:span text:style-name="T28">Περίπτωση generalized λύσης:</text:span></text:p>
      <text:p text:style-name="P30"><text:tab/><text:tab/></text:p>
      <text:p text:style-name="P21"><text:soft-page-break/><text:span text:style-name="T26"><text:tab/><text:tab/>Καλείται η συνάρτηση GeneralProblem::</text:span>solveWithGeneralProblem<text:span text:style-name="T29">(...)</text:span></text:p>
      <text:p text:style-name="P21"/>
      <text:p text:style-name="P21"><text:tab/><text:tab/><text:tab/><text:span text:style-name="T30">Αυτή κοιτάζει το βαθμό της κρυμμένης μεταβλητήτης και παράγει τα <text:tab/><text:tab/><text:tab/><text:tab/>κατάλληλα L0 , L1 διατηρώντας του πίνακες lambda και V.</text:span></text:p>
      <text:p text:style-name="P21"/>
      <text:p text:style-name="P21"><text:tab/><text:tab/><text:span text:style-name="T31">Έπειτα καλείται η συνάρτηση Handler::</text:span>generate_rest_solution<text:span text:style-name="T31">(...)</text:span></text:p>
      <text:p text:style-name="P21"/>
      <text:p text:style-name="P21"><text:tab/><text:tab/><text:tab/><text:span text:style-name="T32">Εδώ για κάθε τιμή του lambda ελέγχεται εαν μηδενίζονται τα πολυώνυμα. <text:tab/><text:tab/><text:tab/><text:tab/>Στη περίπτωση που έχω πολλαπλότητα στη κρυμμένη μεταβλητή καλείται η <text:tab/><text:tab/><text:tab/>συνάρτηση <text:s/>Handler::</text:span>calc_x_with_multiplicity<text:span text:style-name="T33">(...).</text:span></text:p>
      <text:p text:style-name="P21"/>
      <text:p text:style-name="P21"><text:tab/><text:tab/><text:tab/><text:span text:style-name="T33">Αυτή λύνει το πρόβλημα με τα βήματα που δίνονται στη θεωρία.</text:span></text:p>
      <text:p text:style-name="P21"><text:tab/></text:p>
      <text:p text:style-name="P21"><text:tab/><text:span text:style-name="T34">Περίπτωση standard προβήματος:</text:span></text:p>
      <text:p text:style-name="P21"/>
      <text:p text:style-name="P21"><text:tab/><text:tab/><text:span text:style-name="T35">Καλείται η Companion::</text:span>solveWithInvert<text:span text:style-name="T35">(...) <text:s/>η οποία ανάλογα με το βαθμό της <text:tab/><text:tab/><text:tab/>κρυμμένης μεταβλητής παράγει τον αντίστοιχο Companion και τα lambda και V.</text:span></text:p>
      <text:p text:style-name="P31"/>
      <text:p text:style-name="P32"><text:tab/><text:tab/><text:span text:style-name="T36">Ύστερα καλείται η Handler::generate_rest_solution(...)</text:span></text:p>
      <text:p text:style-name="P31"/>
      <text:p text:style-name="P31"/>
      <text:p text:style-name="P33">Εισαγωγή <text:span text:style-name="T37">με σημεία</text:span> :</text:p>
      <text:p text:style-name="P33"/>
      <text:p text:style-name="P33"><text:tab/>Visualization.cpp:</text:p>
      <text:p text:style-name="P33"/>
      <text:p text:style-name="P22"><text:span text:style-name="T39">1) Κλήση συνάρτησης </text:span>on_Insert_points_clicked<text:span text:style-name="T38">() .</text:span></text:p>
      <text:p text:style-name="P22"/>
      <text:p text:style-name="P22"><text:span text:style-name="T38">1.1) Όταν κλικάρονται σημεία καλείται η συνάρτηση </text:span><text:span text:style-name="T41">eventFilter</text:span><text:span text:style-name="T42">(...) . Στη οποία γίνεται η αποθήκευση των σημείων που εισάγει ο χρήστης </text:span><text:span text:style-name="T47">στα αρχεία points.txt και points2.txt ( για το 2 σετ σημείων).</text:span></text:p>
      <text:p text:style-name="P22"/>
      <text:p text:style-name="P35"><text:span text:style-name="T42">2</text:span><text:span text:style-name="T41">) </text:span><text:span text:style-name="T40">Κλήση συνάρτησης </text:span><text:span text:style-name="T41">on_Insert_</text:span><text:span text:style-name="T44">2nd_</text:span><text:span text:style-name="T41">points_clicked</text:span><text:span text:style-name="T43">() . </text:span><text:span text:style-name="T45">Και κλήση του 1.1</text:span><text:span text:style-name="T46">)</text:span></text:p>
      <text:p text:style-name="P35"/>
      <text:p text:style-name="P23"><text:span text:style-name="T46">3</text:span><text:span text:style-name="T47">)Κλήση συνάρτηση </text:span>on_Solve_clicked<text:span text:style-name="T48">()</text:span><text:span text:style-name="T47"> όταν πληκτρολογηθεί το κουμπί Solve απο τον χρήστη.</text:span></text:p>
      <text:p text:style-name="P23"/>
      <text:p text:style-name="P23"><text:span text:style-name="T47">4) Κλήση συνάρτησης </text:span>handle_read_points<text:span text:style-name="T48">(...)</text:span></text:p>
      <text:p text:style-name="P36"/>
      <text:p text:style-name="P23"><text:span text:style-name="T48">5)Κλήση Handler::</text:span>handle_Points<text:span text:style-name="T49">(...)</text:span></text:p>
      <text:p text:style-name="P23"/>
      <text:p text:style-name="P24"><text:tab/><text:span text:style-name="T48">Handler::</text:span>handle_Points<text:span text:style-name="T49">(...) :</text:span></text:p>
      <text:p text:style-name="P24"/>
      <text:p text:style-name="P24"><text:tab/><text:tab/><text:span text:style-name="T50">Παράγεται ο Interpolation Matrix και γίνεται συγγραφή των παραγώμενων <text:tab/><text:tab/><text:tab/>εξισώσεων στο αρχείο generated_functions.txt το οποίο χειρίζεται ο handler</text:span></text:p>
      <text:p text:style-name="P24"/>
      <text:p text:style-name="P24"><text:tab/><text:tab/><text:span text:style-name="T50">καλείται η Handler::read() , παράγεται ο Sylvester και το πολυώνυμο μητρώων και </text:span></text:p>
      <text:p text:style-name="P24"><text:tab/><text:tab/><text:span text:style-name="T50">εκτελείται η Handler::solve().</text:span></text:p>
      <text:p text:style-name="P24"/>
      <text:p text:style-name="P37">Αρχεία .cpp :</text:p>
      <text:p text:style-name="P37"/>
      <text:p text:style-name="P37">Στη βιβλιοθήκη Solve στο κατάλογο project_2.6:</text:p>
      <text:p text:style-name="P37">Ολα τα .cpp αρχεια που βρίσκονται εκει και στους υποκαταλόγους</text:p>
      <text:p text:style-name="P37"/>
      <text:p text:style-name="P37"><text:soft-page-break/>Στο κατάλογο QtExample αναπτύχθηκε το αρχείο visualization.cpp</text:p>
      <text:p text:style-name="P37"/>
      <text:p text:style-name="P38">Αρχεία .<text:span text:style-name="T51">h/hpp</text:span> :</text:p>
      <text:p text:style-name="P38"/>
      <text:p text:style-name="P38">Στη βιβλιοθήκη Solve στο κατάλογο project_2.6:</text:p>
      <text:p text:style-name="P38">Ολα τα .<text:span text:style-name="T51">h/.hpp</text:span> αρχεια που βρίσκονται εκει και στους υποκαταλόγους</text:p>
      <text:p text:style-name="P38"/>
      <text:p text:style-name="P38">Στο κατάλογο QtExample αναπτύχθηκε το αρχείο visualization.<text:span text:style-name="T52">h</text:span></text:p>
      <text:p text:style-name="P34"><text:tab/></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AAAA+LiberationMono" svg:font-family="BAAAAA+Liberation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5T19:38:23.086504827</meta:creation-date>
    <meta:generator>LibreOffice/4.2.8.2$Linux_X86_64 LibreOffice_project/420m0$Build-2</meta:generator>
    <dc:date>2016-01-19T11:28:27.915720149</dc:date>
    <meta:editing-duration>PT2H19M50S</meta:editing-duration>
    <meta:editing-cycles>91</meta:editing-cycles>
    <meta:document-statistic meta:table-count="0" meta:image-count="0" meta:object-count="0" meta:page-count="4" meta:paragraph-count="83" meta:word-count="799" meta:character-count="5622" meta:non-whitespace-character-count="4804"/>
  </office:meta>
</office:document-meta>
</file>